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1.70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is-true-formula(ISEVEN(ROW()))" style:apply-style-name="Alternating_5f_Rows" style:base-cell-address="Sheet1.D13"/>
    </style:style>
    <style:style style:name="ce2" style:family="table-cell" style:parent-style-name="Default">
      <style:map style:condition="is-true-formula(ISEVEN(ROW()))" style:apply-style-name="Alternating_5f_Rows" style:base-cell-address="Sheet1.D13"/>
    </style:style>
    <style:style style:name="ce3" style:family="table-cell" style:parent-style-name="Default">
      <style:map style:condition="is-true-formula(ISEVEN(ROW()))" style:apply-style-name="Alternating_5f_Rows" style:base-cell-address="Sheet1.D13"/>
    </style:style>
    <style:style style:name="T1" style:family="text">
      <style:text-properties fo:language="en" fo:country="US"/>
    </style:style>
  </office:automatic-styles>
  <office:body>
    <office:spreadsheet>
      <table:content-validations>
        <table:content-validation table:name="val1" table:condition="of:cell-content-is-whole-number() and cell-content-is-between(1,10)" table:allow-empty-cell="true" table:base-cell-address="Sheet1.F2"/>
      </table:content-validations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>
            <text:p>Element Name</text:p>
          </table:table-cell>
          <table:table-cell table:style-name="ce1" office:value-type="string">
            <text:p>Tye</text:p>
          </table:table-cell>
          <table:table-cell table:style-name="ce1" office:value-type="string">
            <text:p>Threat 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itigation</text:p>
          </table:table-cell>
          <table:table-cell table:style-name="ce1" office:value-type="string">
            <text:p>Priority</text:p>
          </table:table-cell>
          <table:table-cell table:number-columns-repeated="1018"/>
        </table:table-row>
        <table:table-row table:style-name="ro1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C</text:p>
          </table:table-cell>
          <table:table-cell office:value-type="string">
            <text:p>Spoofs a legitimate client to get information</text:p>
          </table:table-cell>
          <table:table-cell office:value-type="string">
            <text:p>Strong authentication</text:p>
          </table:table-cell>
          <table:table-cell table:style-name="ce3" table:content-validation-name="val1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I</text:p>
          </table:table-cell>
          <table:table-cell office:value-type="string">
            <text:p>Sends bad data</text:p>
          </table:table-cell>
          <table:table-cell office:value-type="string">
            <text:p>Check input data</text:p>
          </table:table-cell>
          <table:table-cell table:style-name="ce3" table:content-validation-name="val1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Client</text:p>
          </table:table-cell>
          <table:table-cell office:value-type="string">
            <text:p>External Interactor</text:p>
          </table:table-cell>
          <table:table-cell office:value-type="string">
            <text:p>A</text:p>
          </table:table-cell>
          <table:table-cell office:value-type="string">
            <text:p>Consumes resources of other clients</text:p>
          </table:table-cell>
          <table:table-cell office:value-type="string">
            <text:p>Strong authentication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learns information about users</text:p>
          </table:table-cell>
          <table:table-cell office:value-type="string">
            <text:p>Encrypt database and restrict access with authentication and least <text:span text:style-name="T1">privilege</text:span></text:p>
          </table:table-cell>
          <table:table-cell table:style-name="ce3" table:content-validation-name="val1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modifies the user information</text:p>
          </table:table-cell>
          <table:table-cell office:value-type="string">
            <text:p>Encrypt database and restrict access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inserts user information</text:p>
          </table:table-cell>
          <table:table-cell office:value-type="string">
            <text:p>Encrypt (authenticating) and restrict access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User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Removes access to the user information</text:p>
          </table:table-cell>
          <table:table-cell office:value-type="string">
            <text:p>Strong access controls to DB</text:p>
          </table:table-cell>
          <table:table-cell table:style-name="ce3" table:content-validation-name="val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C</text:p>
          </table:table-cell>
          <table:table-cell office:value-type="string">
            <text:p>Attacker gets access to DFD information</text:p>
          </table:table-cell>
          <table:table-cell office:value-type="string">
            <text:p>Encrypt database and restrict access with authentication and least <text:span text:style-name="T1">privilege</text:span>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I</text:p>
          </table:table-cell>
          <table:table-cell office:value-type="string">
            <text:p>Attacker changes DFD information</text:p>
          </table:table-cell>
          <table:table-cell office:value-type="string">
            <text:p>Encrypt (authenticating) and restrict access</text:p>
          </table:table-cell>
          <table:table-cell table:style-name="ce3" table:content-validation-name="val1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DFD Database</text:p>
          </table:table-cell>
          <table:table-cell office:value-type="string">
            <text:p>Datastore</text:p>
          </table:table-cell>
          <table:table-cell office:value-type="string">
            <text:p>A</text:p>
          </table:table-cell>
          <table:table-cell office:value-type="string">
            <text:p>Attacker reduces or removes access to DFD information</text:p>
          </table:table-cell>
          <table:table-cell office:value-type="string">
            <text:p>Strong access controls to DB</text:p>
          </table:table-cell>
          <table:table-cell table:style-name="ce3" table:content-validation-name="val1" office:value-type="float" office:value="7">
            <text:p>7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1">
          <table:table-cell table:style-name="ce1" office:value-type="string">
            <text:p>Client ↔ Frontend Dataflows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 (must be authenticating)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1">
          <table:table-cell table:style-name="ce1" office:value-type="string">
            <text:p>Frontend ↔ Backend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 (must be authenticating)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1">
          <table:table-cell table:style-name="ce1" office:value-type="string">
            <text:p>Backend ↔ User Model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2">
          <table:table-cell table:style-name="ce1" office:value-type="string">
            <text:p>User Model ↔ User Database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gets credentials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modifies credentials in transit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Send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redentials from being sent/<text:span text:style-name="T1">received</text:span>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determines if login was successful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status of login (for clients perce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Accept/Reject Credentials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makes login timeou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1">
          <table:table-cell table:style-name="ce1" office:value-type="string">
            <text:p>Backend ↔ DFD Model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 (dataflow internal to single system)</text:p>
          </table:table-cell>
          <table:table-cell table:style-name="ce3" table:content-validation-name="val1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table:content-validation-name="val1"/>
          <table:table-cell table:number-columns-repeated="1018"/>
        </table:table-row>
        <table:table-row table:style-name="ro2">
          <table:table-cell table:style-name="ce1" office:value-type="string">
            <text:p>DFD Model ↔ DFD Database</text:p>
          </table:table-cell>
          <table:table-cell table:number-columns-repeated="4"/>
          <table:table-cell table:style-name="ce3" table:content-validation-name="val1"/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is being done by the client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the command being sent (potentially causing corruption)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Send DFD Editor Command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ommand from being sent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C</text:p>
          </table:table-cell>
          <table:table-cell office:value-type="string">
            <text:p>Attacker learns what was done by the DFD editor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I</text:p>
          </table:table-cell>
          <table:table-cell office:value-type="string">
            <text:p>Attacker changes what the client perceives as being done</text:p>
          </table:table-cell>
          <table:table-cell office:value-type="string">
            <text:p>Encrypt</text:p>
          </table:table-cell>
          <table:table-cell table:style-name="ce3" table:content-validation-name="val1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DFD Information</text:p>
          </table:table-cell>
          <table:table-cell office:value-type="string">
            <text:p>Dataflow</text:p>
          </table:table-cell>
          <table:table-cell office:value-type="string">
            <text:p>A</text:p>
          </table:table-cell>
          <table:table-cell office:value-type="string">
            <text:p>Attacker prevents client from learning if its command has been accepted</text:p>
          </table:table-cell>
          <table:table-cell office:value-type="string">
            <text:p>None</text:p>
          </table:table-cell>
          <table:table-cell table:style-name="ce3" table:content-validation-name="val1" office:value-type="float" office:value="2">
            <text:p>2</text:p>
          </table:table-cell>
          <table:table-cell table:number-columns-repeated="1018"/>
        </table:table-row>
        <table:table-row table:style-name="ro2" table:number-rows-repeated="1048493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Alternating_Rows" calcext:value="formula-is(ISEVEN(ROW()))" calcext:base-cell-address="Sheet1.D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5f_Rows" style:display-name="Alternating_Rows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5:47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3-10-26T13:25:12</meta:creation-date>
    <dc:date>2013-10-30T15:54:08</dc:date>
    <dc:creator>Eugene Davis</dc:creator>
    <meta:editing-duration>PT19M41S</meta:editing-duration>
    <meta:editing-cycles>4</meta:editing-cycles>
    <meta:generator>LibreOffice/3.6$Linux_X86_64 LibreOffice_project/360m1$Build-2</meta:generator>
    <meta:document-statistic meta:table-count="1" meta:cell-count="360" meta:object-count="0"/>
  </office:meta>
</office:document-meta>
</file>